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0" style:family="table-cell" style:parent-style-name="Default" style:data-style-name="N1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4">
      <style:table-cell-properties fo:border="thin solid #000000" fo:background-color="transparent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4">
      <style:table-cell-properties fo:border="2pt solid #000000" style:vertical-align="middle" fo:background-color="transparent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20">
      <style:table-cell-properties fo:border="thin solid #000000" fo:background-color="transparent"/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font-size="9pt" style:font-size-asian="9pt" style:font-size-complex="9pt"/>
    </style:style>
    <style:style style:name="ce20" style:family="table-cell" style:parent-style-name="Default" style:data-style-name="N20">
      <style:table-cell-properties fo:border-top="none" fo:border-bottom="none" fo:border-left="2pt solid #000000" fo:border-right="none" fo:background-color="transparent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4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37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0" style:family="table-cell" style:parent-style-name="Default" style:data-style-name="N0">
      <style:table-cell-properties fo:background-color="transparent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end" fo:margin-right="1.059cm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end" fo:margin-right="1.059cm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706cm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end" fo:margin-right="0.353cm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.353cm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/>
    </style:style>
    <style:style style:name="ce58" style:family="table-cell" style:parent-style-name="Default" style:data-style-name="N2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59" style:family="table-cell" style:parent-style-name="Default" style:data-style-name="N20">
      <style:table-cell-properties fo:border="thin solid #000000" style:vertical-align="automatic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0.15875cm"/>
    </style:style>
    <style:style style:name="co9" style:family="table-column">
      <style:table-column-properties fo:break-before="auto" style:column-width="0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.95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p01" table:style-name="ta1" table:print-ranges="Exp01.A1:Exp01.H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4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5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6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7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8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09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10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11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Exp1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51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52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54">
            <text:p>Enter X if vat registered leave blank if not registered or flat rate scheme</text:p>
          </table:table-cell>
          <table:covered-table-cell table:number-columns-repeated="5"/>
          <table:table-cell table:style-name="ce16"/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0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number-columns-spanned="2" table:number-rows-spanned="1" table:style-name="ce52">
            <text:p>Vat rate applied</text:p>
          </table:table-cell>
          <table:covered-table-cell/>
          <table:table-cell office:value-type="float" office:value="15" table:style-name="ce41">
            <text:p>15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53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table:number-columns-spanned="2" table:number-rows-spanned="1" table:style-name="ce58"/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5/100/(1+H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6/100/(1+H6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7/100/(1+H7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8/100/(1+H8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9/100/(1+H9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10/100/(1+H10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11/100/(1+H11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12/100/(1+H12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13/100/(1+H13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14/100/(1+H14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15/100/(1+H1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16/100/(1+H16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17/100/(1+H17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18/100/(1+H18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19/100/(1+H19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20/100/(1+H20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21/100/(1+H21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22/100/(1+H22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23/100/(1+H23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24/100/(1+H24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table:style-name="ce12">
            <text:p>Mileage Claim @ 40p</text:p>
          </table:table-cell>
          <table:table-cell office:value-type="float" office:value="0.4" table:style-name="ce18">
            <text:p>0.40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2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repeated="2" table:style-name="ce6"/>
          <table:table-cell table:number-columns-repeated="16376"/>
        </table:table-row>
        <table:table-row table:style-name="ro4">
          <table:table-cell table:number-columns-spanned="8" table:number-rows-spanned="1" table:style-name="ce48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7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7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0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49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0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44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string" office:string-value=" " table:formula="msoxl:=IF(G7&gt;0,G7,&quot; &quot;)" table:style-name="ce20">
            <text:p><text:s/></text:p>
          </table:table-cell>
          <table:table-cell office:value-type="string" office:string-value=" " table:formula="msoxl:=IF(B5&gt;0,B5,&quot; &quot;)" table:number-columns-spanned="2" table:number-rows-spanned="1" table:style-name="ce48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48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48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42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48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3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integer-digits="1"/>
      <number:text> </number:text>
    </number:number-style>
    <number:number-style style:name="N37">
      <style:text-properties fo:color="#FF0000"/>
      <number:text>-</number:text>
      <number:number number:decimal-places="2" number:min-integer-digits="1"/>
      <number:text> </number:text>
      <style:map style:condition="value()&gt;=0" style:apply-style-name="N37P0"/>
    </number:number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18110236220472in" fo:margin-bottom="0.118110236220472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erry</meta:initial-creator>
    <dc:creator>Antony Cartwright</dc:creator>
    <meta:creation-date>2008-11-16T13:05:06Z</meta:creation-date>
    <dc:date>2011-02-25T09:02:43Z</dc:date>
    <meta:print-date>2008-12-17T15:51:17Z</meta:print-date>
  </office:meta>
</office:document-meta>
</file>